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officeooo:paragraph-rsid="0012878d"/>
    </style:style>
    <style:style style:name="P2" style:family="paragraph" style:parent-style-name="Heading_20_2">
      <style:text-properties fo:font-weight="normal" officeooo:paragraph-rsid="0012878d" style:font-weight-asian="normal" style:font-weight-complex="normal"/>
    </style:style>
    <style:style style:name="P3" style:family="paragraph" style:parent-style-name="Heading_20_2">
      <style:text-properties officeooo:paragraph-rsid="0012878d"/>
    </style:style>
    <style:style style:name="P4" style:family="paragraph" style:parent-style-name="Heading_20_3">
      <style:text-properties officeooo:paragraph-rsid="00139c6e"/>
    </style:style>
    <style:style style:name="P5" style:family="paragraph" style:parent-style-name="Text_20_body">
      <style:text-properties officeooo:paragraph-rsid="00139c6e"/>
    </style:style>
    <style:style style:name="P6" style:family="paragraph" style:parent-style-name="Horizontal_20_Line">
      <style:text-properties officeooo:paragraph-rsid="00139c6e"/>
    </style:style>
    <style:style style:name="P7" style:family="paragraph" style:parent-style-name="Text_20_body">
      <style:text-properties officeooo:paragraph-rsid="00150960"/>
    </style:style>
    <style:style style:name="T1" style:family="text">
      <style:text-properties officeooo:rsid="0012878d"/>
    </style:style>
    <style:style style:name="T2" style:family="text">
      <style:text-properties officeooo:rsid="0005ce01"/>
    </style:style>
    <style:style style:name="T3" style:family="text">
      <style:text-properties style:text-position="super 58%" officeooo:rsid="0012878d"/>
    </style:style>
    <style:style style:name="T4" style:family="text">
      <style:text-properties officeooo:rsid="00139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2">Appendix A: Baseline Physiological Observations During Sustained Diaphragm-Led Respiration</text:h>
      <text:p text:style-name="P1"/>
      <text:p text:style-name="P1">Tyson Jeffreys</text:p>
      <text:p text:style-name="P1">Independent Researcher</text:p>
      <text:p text:style-name="P1">tyson@staygolden.dev</text:p>
      <text:p text:style-name="P1"/>
      <text:p text:style-name="P1">Version 1.0 — <text:span text:style-name="T1">January</text:span><text:span text:style-name="T2"> </text:span><text:span text:style-name="T1">4</text:span><text:span text:style-name="T3">th</text:span><text:span text:style-name="T2">,</text:span> 202<text:span text:style-name="T1">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3" text:outline-level="2">Appendix A: Baseline Physiological Observations During Sustained Diaphragm-Led Respiration</text:h>
      <text:p text:style-name="Text_20_body">This appendix documents a set of recurring physiological and perceptual observations made while maintaining a stable, low-volume, diaphragm-led respiratory baseline. These phenomena became reliably observable only after the respiratory pattern stabilized and noise from accessory breathing, excessive cognitive effort, or sympathetic overactivation was minimized. The observations are presented descriptively, followed by cautious interpretive notes where appropriate.</text:p>
      <text:p text:style-name="Horizontal_20_Line"/>
      <text:h text:style-name="Heading_20_3" text:outline-level="3">A.1 Sinus Tissue Modulation and Rapid Nasal Flow Regulation</text:h>
      <text:p text:style-name="Text_20_body"><text:span text:style-name="Strong_20_Emphasis">Context</text:span><text:line-break/>Periods of reduced respiratory volume approaching baseline metabolic demand.</text:p>
      <text:p text:style-name="Text_20_body"><text:span text:style-name="Strong_20_Emphasis">Observation</text:span><text:line-break/>Nasal airflow resistance changed rapidly in response to subtle shifts in breathing volume. When airflow exceeded apparent metabolic demand, nasal passages became congested within seconds. When volume was reduced, congestion resolved almost immediately.</text:p>
      <text:p text:style-name="Text_20_body"><text:span text:style-name="Strong_20_Emphasis">Immediate Effect</text:span><text:line-break/>Dynamic limitation or facilitation of airflow without conscious intervention.</text:p>
      <text:p text:style-name="Text_20_body"><text:span text:style-name="Strong_20_Emphasis">Interpretive Note</text:span><text:line-break/>Given that nasal sinus tissue is erectile and capable of rapid expansion and contraction, this behavior appears consistent with a local mechanical regulator modulating airflow resistance to maintain gas balance.</text:p>
      <text:p text:style-name="Horizontal_20_Line"/>
      <text:h text:style-name="Heading_20_3" text:outline-level="3">A.2 Alternating Nostril Dominance and Baseline Drift</text:h>
      <text:p text:style-name="Text_20_body"><text:span text:style-name="Strong_20_Emphasis">Context</text:span><text:line-break/>Sustained baseline breathing over extended periods.</text:p>
      <text:p text:style-name="Text_20_body"><text:span text:style-name="Strong_20_Emphasis">Observation</text:span><text:line-break/>Nostril dominance alternated over time, with one nostril becoming more patent while the other restricted. Shifts often coincided with subtle changes in systemic state (e.g., activity level, posture, alertness).</text:p>
      <text:p text:style-name="Text_20_body"><text:span text:style-name="Strong_20_Emphasis">Immediate Effect</text:span><text:line-break/>Minor asymmetries in airflow distribution without disruption of overall baseline stability.</text:p>
      <text:p text:style-name="Text_20_body"><text:soft-page-break/><text:span text:style-name="Strong_20_Emphasis">Interpretive Note</text:span><text:line-break/>This may reflect slow oscillations in autonomic balance or respiratory control parameters rather than random variation, consistent with known nasal cycling phenomena.</text:p>
      <text:p text:style-name="Horizontal_20_Line"/>
      <text:h text:style-name="Heading_20_3" text:outline-level="3">A.3 Diaphragm Motion Restriction and Spontaneous Flow Limitation</text:h>
      <text:p text:style-name="Text_20_body"><text:span text:style-name="Strong_20_Emphasis">Context</text:span><text:line-break/>Transitions toward deeper baseline coherence.</text:p>
      <text:p text:style-name="Text_20_body"><text:span text:style-name="Strong_20_Emphasis">Observation</text:span><text:line-break/>The diaphragm periodically entered states of reduced excursion or stiffness, particularly during inhalation. This produced a noticeable restriction of airflow without breath holding or muscular effort.</text:p>
      <text:p text:style-name="Text_20_body"><text:span text:style-name="Strong_20_Emphasis">Immediate Effect</text:span><text:line-break/>Automatic limitation of inhaled volume, often followed by smoother respiration.</text:p>
      <text:p text:style-name="Text_20_body"><text:span text:style-name="Strong_20_Emphasis">Interpretive Note</text:span><text:line-break/>Such restriction may serve as a self-regulating mechanism to prevent excess ventilation while maintaining continuous gas exchange.</text:p>
      <text:p text:style-name="Horizontal_20_Line"/>
      <text:h text:style-name="Heading_20_3" text:outline-level="3">A.4 Jaw Clenching and Palatal Stiffening as a Transient Oxygen Modulation Strategy</text:h>
      <text:p text:style-name="Text_20_body"><text:span text:style-name="Strong_20_Emphasis">Context</text:span><text:line-break/>Episodes of increased physical load (e.g., walking uphill) or cognitive concentration while otherwise maintaining diaphragm-led breathing.</text:p>
      <text:p text:style-name="Text_20_body"><text:span text:style-name="Strong_20_Emphasis">Observation</text:span><text:line-break/>Involuntary jaw clenching coincided with a temporary stiffening of the soft palate and altered tongue posture. This reliably produced a short-term increase in airflow and perceived metabolic activation. Relaxation of the jaw reversed the effect.</text:p>
      <text:p text:style-name="Text_20_body"><text:span text:style-name="Strong_20_Emphasis">Immediate Effect</text:span><text:line-break/>A transient increase in oxygen intake without engaging full accessory breathing patterns.</text:p>
      <text:p text:style-name="Text_20_body"><text:span text:style-name="Strong_20_Emphasis">Interpretive Note</text:span><text:line-break/>This suggests jaw tension may act as a mechanically mediated upper-airway modulation mechanism, temporarily increasing ventilation capacity when metabolic demand rises.</text:p>
      <text:p text:style-name="Horizontal_20_Line"/>
      <text:h text:style-name="Heading_20_3" text:outline-level="3">A.5 Tongue-to-Palate Posture and Nasal–Diaphragm Coupling</text:h>
      <text:p text:style-name="Text_20_body"><text:span text:style-name="Strong_20_Emphasis">Context</text:span><text:line-break/>Sustained baseline respiration with nasal airflow dominance.</text:p>
      <text:p text:style-name="Text_20_body"><text:soft-page-break/><text:span text:style-name="Strong_20_Emphasis">Observation</text:span><text:line-break/>Resting the tongue against the roof of the mouth correlated with increased smoothness, stability, and quieting of the respiratory pattern. When tongue-to-palate contact was absent, breathing remained low-volume but felt less coherent, with a subtle increase in sympathetic tone. Restoring the posture produced rapid normalization.</text:p>
      <text:p text:style-name="Text_20_body"><text:span text:style-name="Strong_20_Emphasis">Immediate Effect</text:span><text:line-break/>Improved stability of diaphragm-led breathing and reduced unintended airflow increases.</text:p>
      <text:p text:style-name="Text_20_body"><text:span text:style-name="Strong_20_Emphasis">Interpretive Note</text:span><text:line-break/>This posture appears to function as a mechanical boundary condition that stabilizes upper-airway geometry and airflow resistance, supporting precise low-volume respiration.</text:p>
      <text:p text:style-name="Horizontal_20_Line"/>
      <text:h text:style-name="Heading_20_3" text:outline-level="3">A.6 Visual Field Orientation and Locomotor Load</text:h>
      <text:p text:style-name="Text_20_body"><text:span text:style-name="Strong_20_Emphasis">Context</text:span><text:line-break/>Walking at baseline respiratory rhythm without directed thought.</text:p>
      <text:p text:style-name="Text_20_body"><text:span text:style-name="Strong_20_Emphasis">Observation</text:span><text:line-break/>Turning the head 90° to the side while continuing forward locomotion produced a subtle sensation of increased load or “thickness” in movement and breathing. Returning gaze forward restored smoothness immediately.</text:p>
      <text:p text:style-name="Text_20_body"><text:span text:style-name="Strong_20_Emphasis">Immediate Effect</text:span><text:line-break/>Transient increase in perceptual and metabolic load without conscious effort.</text:p>
      <text:p text:style-name="Text_20_body"><text:span text:style-name="Strong_20_Emphasis">Interpretive Note</text:span><text:line-break/>This likely reflects increased sensory processing and environmental uncertainty when visual information no longer aligns with locomotor direction.</text:p>
      <text:p text:style-name="Horizontal_20_Line"/>
      <text:h text:style-name="Heading_20_3" text:outline-level="3">A.7 Breath Retention and Rapid Autonomic Shifts</text:h>
      <text:p text:style-name="Text_20_body"><text:span text:style-name="Strong_20_Emphasis">Context</text:span><text:line-break/>Intentional short breath holds followed by slow release.</text:p>
      <text:p text:style-name="Text_20_body"><text:span text:style-name="Strong_20_Emphasis">Observation</text:span><text:line-break/>Brief retention consistently induced rapid parasympathetic shifts, characterized by reduced heart rate, softened musculature, and respiratory quieting.</text:p>
      <text:p text:style-name="Text_20_body"><text:span text:style-name="Strong_20_Emphasis">Immediate Effect</text:span><text:line-break/>Fast down-regulation of autonomic arousal.</text:p>
      <text:p text:style-name="Text_20_body"><text:span text:style-name="Strong_20_Emphasis">Interpretive Note</text:span><text:line-break/>This is consistent with known CO₂-mediated chemoreflex and vagal activation mechanisms.</text:p>
      <text:p text:style-name="Horizontal_20_Line"/>
      <text:h text:style-name="P4" text:outline-level="3"><text:soft-page-break/>A.<text:span text:style-name="T4">8</text:span> Palatal Softening and Sympathetic State Transitions</text:h>
      <text:p text:style-name="Text_20_body"><text:span text:style-name="Strong_20_Emphasis">Context</text:span><text:line-break/>Transitions from baseline respiratory coherence toward increased metabolic or behavioral demand (e.g., hunger, need for movement, environmental engagement).</text:p>
      <text:p text:style-name="Text_20_body"><text:span text:style-name="Strong_20_Emphasis">Observation</text:span><text:line-break/>Episodes of increased arousal or drive (such as the onset of hunger or restlessness) coincided with a softening of the soft palate and altered tongue posture, permitting increased airflow at the same respiratory effort. This change appeared to precede or accompany shifts toward sympathetic activation.</text:p>
      <text:p text:style-name="Text_20_body"><text:span text:style-name="Strong_20_Emphasis">Immediate Effect</text:span><text:line-break/>Increased ventilation capacity without deliberate change in breathing pattern, often followed by heightened alertness or movement initiation.</text:p>
      <text:p text:style-name="Text_20_body"><text:span text:style-name="Strong_20_Emphasis">Interpretive Note</text:span><text:line-break/>This pattern suggests that palatal tone modulation may function as a mechanically mediated gateway between baseline respiration and higher-ventilation states. Softening of the palate may reduce upper-airway resistance, enabling increased oxygen intake that facilitates sympathetic activation during periods of resource-seeking or activity.</text:p>
      <text:p text:style-name="P5"/>
      <text:p text:style-name="P6"/>
      <text:h text:style-name="P4" text:outline-level="3"/>
      <text:h text:style-name="P4" text:outline-level="3">A.<text:span text:style-name="T4">9</text:span> Summary of Observed Regulatory Features</text:h>
      <text:p text:style-name="Text_20_body">Across these observations, multiple distributed regulatory mechanisms appeared to coordinate respiratory volume, airflow resistance, posture, and metabolic demand. Several effects were contingent on specific mechanical configurations (nasal breathing with tongue-to-palate posture, relaxed jaw, diaphragm-led motion), suggesting that baseline stability may depend on precise boundary conditions rather than a single control signal. Observed changes in palatal tone suggest a possible role for upper-airway mechanics in facilitating transitions between baseline coherence and sympathetic activation.</text:p>
      <text:p text:style-name="Text_20_body">These mechanisms were most clearly observable only after sustained down-regulation from habitual high-volume breathing, implying that such regulatory behavior may be masked under typical modern respiratory patterns.</text:p>
      <text:p text:style-name="Standard"/>
      <text:p text:style-name="Standard"/>
      <text:p text:style-name="P7"><text:span text:style-name="Strong_20_Emphasis">Author’s Note</text:span><text:line-break/>This paper was authored by the undersigned. Large language model tools were used as a collaborative aid for drafting, editing, and clarity, while all concepts, observations, and conclusions remain the author’s 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1:33:38.642784000</meta:creation-date>
    <dc:date>2026-01-04T01:42:02.927548000</dc:date>
    <meta:editing-duration>PT8M24S</meta:editing-duration>
    <meta:editing-cycles>3</meta:editing-cycles>
    <meta:generator>LibreOffice/25.8.2.2$MacOSX_AARCH64 LibreOffice_project/d401f2107ccab8f924a8e2df40f573aab7605b6f</meta:generator>
    <meta:document-statistic meta:table-count="0" meta:image-count="0" meta:object-count="0" meta:page-count="5" meta:paragraph-count="51" meta:word-count="940" meta:character-count="7373" meta:non-whitespace-character-count="6486"/>
  </office:meta>
</office:document-meta>
</file>